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47d44" officeooo:paragraph-rsid="00147d44"/>
    </style:style>
    <style:style style:name="P2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147d44" officeooo:paragraph-rsid="00147d44" fo:background-color="#1e1e1e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1.25pt" fo:letter-spacing="normal" fo:font-style="normal" fo:font-weight="normal" officeooo:rsid="00166ef1" officeooo:paragraph-rsid="00166ef1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Drhome.namtech.xyz/" office:target-frame-name="_blank" xlink:show="new" text:style-name="Internet_20_link" text:visited-style-name="Visited_20_Internet_20_Link">Drhome.namtech.xyz</text:a></text:p>
      <text:p text:style-name="Standard">superadmin</text:p>
      <text:p text:style-name="P3">}C6+GA7WvLJkdV9's)%8</text:p>
      <text:p text:style-name="P4">key API google map</text:p>
      <text:p text:style-name="P2"><text:span text:style-name="T1">&lt;</text:span><text:span text:style-name="T2">script</text:span> <text:span text:style-name="T3">src</text:span>=<text:span text:style-name="T4">"https://maps.googleapis.com/maps/api/js?key=AIzaSyDQOP6Gz_91tuEODCHY2Y2IJXyjf18CTiA"</text:span><text:span text:style-name="T1">&gt;&lt;/</text:span><text:span text:style-name="T2">script</text:span><text:span text:style-name="T1">&g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1-13T11:26:25.116363248</dc:date>
    <meta:editing-duration>PT2M36S</meta:editing-duration>
    <meta:editing-cycles>5</meta:editing-cycles>
    <meta:generator>LibreOffice/6.2.7.1$Linux_X86_64 LibreOffice_project/20$Build-1</meta:generator>
    <meta:document-statistic meta:table-count="0" meta:image-count="0" meta:object-count="0" meta:page-count="1" meta:paragraph-count="5" meta:word-count="9" meta:character-count="173" meta:non-whitespace-character-count="169"/>
  </office:meta>
</office:document-meta>
</file>